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text:p text:style-name="P1">L'odeur nauséabonde qui régnait dans la benne à ordures vint agresser les narines de notre blondin qui, il fallait bien l'avouer, avait légèrement laissé la situation lui échapper. Le fait qu'il en soit réduit à se cacher dans une poubelles avec une quasi-parfaite inconnue avec une sale entaille sur le front n'en était que la dernière preuve, mais il ne fallait pas oublier que tout était parti d'une maison que le garçon trouvait moche, qui l'avait déconnecté de la réalité, aboutissant à la succession d'événements que nous connaissons... Une fois encore, Edward maudit sa maladie qui le mettait souvent dans des positions comme celle-ci.</text:p>
      <text:p text:style-name="Text_20_body"/>
      <text:p text:style-name="Text_20_body">Pour l'heure, il fallait qu'il attende pendant une durée encore indéterminée au fond d'une benne en compagnie de la jeune femme dont il ignorait encore le nom. Cette dernière s'était introduit dans le container à sa suite puis les avait enfermés dedans, les plongeant ainsi dans une obscurité quasi totale, uniquement brisée par une fine raie lumineuse provenant d'un interstice visible sous le couvercle. Les yeux d'Edward mirent un certain temps à s'habituer au manque de visibilité et attendit sans bouger le temps d'y voir un peu plus clair. Au moment où il commençait à discerner un peu plus distinctement les formes qui l'entouraient, Lenna brisa le silence.</text:p>
      <text:p text:style-name="Text_20_body"/>
      <text:p text:style-name="Text_20_body">Contrairement à ce que le garçon espérait, la jeune femme ne lui annonça pas qu'ils avaient assez attendu. Elle émit une simple suggestion ; un conseil qui lui éviterait ce genre d'ennuis à l'avenir. Si elle avait pu voir le visage du blondin à ce moment-là -et peut-être le pouvait-elle-, la Seraph l'aurait vu se figer dans une expression indescriptible. Lentement, comme s'il avait peur de le briser, Edward sortit d'une poche de son jean un smartphone et l'activa, la lumière émise par son écran l'éblouissant légèrement de manière temporaire. Avec un petit sourire coupable, il le présenta à Lenna en rentrant la tête dans ses épaules.</text:p>
      <text:p text:style-name="Text_20_body"/>
      <text:p text:style-name="Text_20_body">-J'oublie à chaque fois...</text:p>
      <text:p text:style-name="P1">A la vue du téléphone qu'Edward sortit de la poche de son jean, le visage de Lenna s'assombrit encore -si une telle chose était possible. Son air d'amusement exaspéré laissa place à une expression presque méprisante qui eut l'effet d'une douche froide sur l'adolescent, qui comprit qu'ils en étaient arrivés au point fatidique où la Seraph en avait marre de ses idioties. Étant pourtant habitué à ce genre de réaction, que la plupart des personnes avec qui il essayait d'avoir une discussion finissaient par avoir au bout d'un moment en sa compagnie, il accusa le coup avec force cette fois-ci. Au vu de la façon dont la jeune femme avait réagi à ses bêtises, amusée par ses enfantillages, le blondin s'était dit que peut-être pour une fois il y échapperait. La dernière en date avait pourtant fait office de goutte d'eau faisant déborder le vase.</text:p>
      <text:p text:style-name="Text_20_body"/>
      <text:p text:style-name="Text_20_body">Edward resta stoïque lorsque Lenna s'empara de son téléphone pour y programmer une alarme, toute son énergie s'étant comme envolée à l'entente de son soupir non dissimulé. Sa vitalité enfantine, qui l'avait poussé à faire son cirque au parc, avait laissé place à une apathie morose, dans un changement aussi radical que soudain, comme un enfant que l'on venait de rappeler à l'ordre. Il récupéra son téléphone sans un mot, plus blessé qu'il ne le laissait paraître par cette action infantilisante qui n'était pas sans lui rappeler ses parents qui le traitaient toujours comme un gamin en raison de sa maladie. L'objet retrouva sa place originale dans l'une de ses poches et Edward leva la tête pour écouter ce que Lenna avait à lui dire, plaçant sa main en visière alors qu'il était légèrement ébloui par la lumière qui s'introduisit dans leur cachette lorsque celle-ci souleva son couvercle, ses yeux ayant fini par s'habituer à l'obscurité ambiante.</text:p>
      <text:p text:style-name="Text_20_body"/>
      <text:p text:style-name="Text_20_body">-Je vous suis.</text:p>
      <text:p text:style-name="Text_20_body"/>
      <text:p text:style-name="Text_20_body">Ignorant par fierté la main qui lui était tendue, le garçon fit de son mieux pour s'extirper du tas d'ordres dans lequel il marinait depuis quelques minutes maintenant. Encore une excellente idée de sa part, au vu de la manière gauche avec laquelle il se dépatouilla pour sortir, manquant de tomber à la renverse à plusieurs reprises en glissant sur des liquides dont il préférait ignorer la provenance, achevant de le tourner en ridicule. C'était désormais la frustration qui dominait son esprit, frustration de donner systématiquement raison à tous ces gens qui le considéraient comme un gamin incapable de se débrouiller par lui-même, et c'est le visage fermé qu'il emboîta le pas de la dernière en date à agir de la sorte.</text:p>
      <text:p text:style-name="P1">Son visage toujours affublé d'une petite moue râleuse, Edward suivait Lenna d'un pas nonchalant. Le blondin avait pris bien soin de laisser quelques mètres de distance entre eux et traînait des pieds d'un un air renfrogné. Les deux mains plongées bien profondément dans ses poches, il avait rentré la tête dans ses épaules ce qui lui donnait vraiment une tête de sale enfant capricieux vexé de s'être pris une remontrance. L'adolescent savait malgré tout que sans l'aide de la Seraph il aurait eu bien du mal à retrouver son chemin aussi il se garda bien d'émettre le moindre commentaire, se contentant de suivre les traces de celle-ci à bonne distance. Après une petite minute de marche cependant, Edward ne put s'empêcher de lever le bout de son nez, pour voir que Lenna avait quitté son air sévère et blasé pour se parer d'un petit sourire amusé. </text:p>
      <text:p text:style-name="Text_20_body"/>
      <text:p text:style-name="Text_20_body">Il comprit alors que l'énervement dont elle avait fait preuve quelques instants plus tôt n'était qu'une comédie, probablement destinée à le faire marcher. Et le blondin avait couru. Il s'était senti piqué dans son orgueil et avait réagi au quart de tour là où prendre un minimum de recul lui aurait certainement permis de comprendre qu'elle se jouait de lui. Voilà qui était encore plus vexant. Partagé entre sa fierté mise à mal et l'amusement provoqué par le petit jeu de Lenna, qui l'avait bien fait tourner en bourrique, Edward fit de son mieux pour retenir un sourire qui l'aurait encore plus décrédibilisé, tentant tant bien que mal de sauver sa dignité. C'est alors que la jeune femme lui indiqua qu'elle avait laissé son numéro dans son téléphone, juste au cas où. Sa curiosité à nouveau piquée au vif, l'étudiant sortit ledit objet de sa poche en arquant un sourcil. Une rapide vérification lui indiqua qu'un nouveau contact avait effectivement fait son apparition dans son répertoire.</text:p>
      <text:p text:style-name="Text_20_body"/>
      <text:p text:style-name="Text_20_body">-Hum... Lenna, c'est ça ? Je vais vous biper, comme ça vous aurez mon numéro aussi. </text:p>
      <text:p text:style-name="Text_20_body"/>
      <text:p text:style-name="Text_20_body">Tout en s'exécutant, Edward releva la tête, affichant enfin un nouveau petit sourire complice.</text:p>
      <text:p text:style-name="Text_20_body">-Si ça vous dit, je donne aussi dans le vandalisme de vitrines ou de murs sur la voie publique..</text:p>
      <text:p text:style-name="P1">Edward sentit une pointe de réticence dans la voix de Lenna lorsqu'il voulut l'appeler, clamant que son téléphone n'avait plus de batterie. Effectivement, le garçon tomba directement sur sa messagerie, signe que l'appareil était déchargé. Ou en tout cas, éteint. Sans insister, il rangea le sien dans sa poche avec un haussement d'épaules et reprit son chemin. A sa grande surprise, la jeune femme se montra partante pour ses idées stupides, qu'il avait simplement lancées comme boutades suite à la proposition faite de retourner casser des ampoules un de ces jours. Le sourire du blondin s'élargit encore un peu, ce dernier se sentant rassuré après l'épisode malheureux de la poubelle où il avait <text:s/>eu peur que la rencontre se termine en queue de poisson. La gare était désormais visible par les deux jeunes gens, suscitant un petit soupir de soulagement chez notre adolescent, pour qui la journée avait été bien plus mouvementée que prévu. Lenna lui donna une dernière recommandation, un conseil qu'il ne comprit pas. </text:p>
      <text:p text:style-name="Text_20_body"/>
      <text:p text:style-name="Text_20_body">-Euh... D'accord, c'est noté. Pourq...</text:p>
      <text:p text:style-name="Text_20_body"/>
      <text:p text:style-name="Text_20_body">Edward n'eut pas le temps de terminer sa phrase qu'un speaker annonçait que le dernier train pour chez lui était sur le point de partir. Tant pis pour le mystère des étoiles, il en saurait peut-être un peu plus s'il rencontrait le cas pour de bon... Sans attendre, le blondin se mit à trottiner dans la direction de la voie sur laquelle son train l'attendait -ou pas, justement. Juste avant de se perdre dans la foule, il se retourna pour adresser un dernier sourire de gratitude à Lenna tout en agitant la main dans sa direction.</text:p>
      <text:p text:style-name="Text_20_body"/>
      <text:p text:style-name="Text_20_body">-En tout cas, merci pour tout ! Je vous appelle dès que je vois une étoile filante... Ou que j'ai une envie pressante de vandaliser quelque chose...</text:p>
      <text:p text:style-name="Text_20_body"/>
      <text:p text:style-name="Text_20_body">Tout en parlant, Edward continuait à se diriger vers sa voie à reculons. Il percuta bien évidemment un autre voyageur au moment de se retourner, lequel se retrouva en train de râler le cul par terre. Trop pressé pour avoir le temps de s'excuser ou de l'aider, le garçon pointa simplement un doigt dans la direction de la Seraph avant de sauter dans un wagon tandis qu'un agent soufflait dans son sifflet pour signaler le départ de la locomotive.</text:p>
      <text:p text:style-name="Text_20_body"/>
      <text:p text:style-name="Text_20_body">-Voyez avec 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4-21T12:38:28.38</dc:date>
    <meta:editing-duration>P1DT17H25M3S</meta:editing-duration>
    <meta:editing-cycles>920</meta:editing-cycles>
    <meta:generator>OpenOffice/4.1.2$Win32 OpenOffice.org_project/412m3$Build-9782</meta:generator>
    <dc:creator>Thoé </dc:creator>
    <meta:document-statistic meta:table-count="0" meta:image-count="0" meta:object-count="0" meta:page-count="12" meta:paragraph-count="71" meta:word-count="4478" meta:character-count="26878"/>
  </office:meta>
</office:document-meta>
</file>